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sans-serif" fo:font-size="10.5pt"/>
    </style:style>
    <style:style style:name="T1" style:family="text">
      <style:text-properties style:font-name="monosp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. Try evaluating <text:span text:style-name="T1">type("helllo")</text:span>, <text:span text:style-name="T1">type(3)</text:span>, <text:span text:style-name="T1">type(3.14159)</text:span>, <text:span text:style-name="T1">type(False)</text:span>. What happens when you force a type using type conversions, e.g. <text:span text:style-name="T1">type(bool("False"))</text:span>?</text:p>
      <text:p text:style-name="Standard"/>
      <text:p text:style-name="P1">Q2. What happens when you evaluate <text:span text:style-name="T1">a[5]</text:span>and why is that?</text:p>
      <text:p text:style-name="P1"/>
      <text:p text:style-name="P1">It gives you an error because there is nothing at position 5 since the list starts at position 0</text:p>
      <text:p text:style-name="Standard"/>
      <text:p text:style-name="P1">Q3. Which element is returned when evaluating <text:span text:style-name="T1">a[a[1]]</text:span>? Describe in your own words what the expression exactly means</text:p>
      <text:p text:style-name="P1"/>
      <text:p text:style-name="P1">7 <text:s/>– <text:s/>It gives you what is in the “a” list at position 3... which is 7</text:p>
      <text:p text:style-name="Standard"/>
      <text:p text:style-name="P1">Q4. What happens when you do<text:span text:style-name="T1">a = a + []</text:span>? Try evaluating<text:span text:style-name="T1">len([])</text:span>. Do you know what <text:span text:style-name="T1">[] </text:span>represents</text:p>
      <text:p text:style-name="Standard"/>
      <text:p text:style-name="Standard">It just added an empty list to the already defined 'a' list. <text:s/>When you evaluate the length of [] it is 0 because it is an empty list. <text:s/></text:p>
      <text:p text:style-name="Standard"/>
      <text:p text:style-name="P1">Q5. Why does <text:span text:style-name="T1">range(-1)</text:span>evaluate to<text:span text:style-name="T1">[]</text:span>?</text:p>
      <text:p text:style-name="P1"/>
      <text:p text:style-name="P1">The default is set to increasing by 1 so you can't get a range of -1 </text:p>
      <text:p text:style-name="P1"/>
      <text:p text:style-name="P1">Q6. What is the difference between <text:span text:style-name="T1">range(0, 13, 1)</text:span>, <text:span text:style-name="T1">range(0, 13, 2) </text:span>and <text:span text:style-name="T1">range(0,13, 3)</text:span></text:p>
      <text:p text:style-name="P1"><text:span text:style-name="T1"/></text:p>
      <text:p text:style-name="P1"><text:span text:style-name="T1">They are all different by which factor (e.g. multiple of 2) that the range will be presented in. <text:s/></text:span></text:p>
      <text:p text:style-name="Standard"/>
      <text:p text:style-name="Standard">Q7. <text:s/>Describe what just happened</text:p>
      <text:p text:style-name="Standard">It ranged 0 to 10 and then it printed out the range multiplied 10</text:p>
      <text:p text:style-name="Standard"/>
      <text:p text:style-name="Standard"/>
      <text:p text:style-name="Standard"/>
      <text:p text:style-name="Standard">Q8. Why is the statement max = x indented twice</text:p>
      <text:p text:style-name="Standard"/>
      <text:p text:style-name="Standard">Because it is in the if statement body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4:00:05</meta:creation-date>
    <dc:date>2014-09-15T15:18:41</dc:date>
    <meta:editing-duration>PT2M25S</meta:editing-duration>
    <meta:editing-cycles>1</meta:editing-cycles>
    <meta:document-statistic meta:table-count="0" meta:image-count="0" meta:object-count="0" meta:page-count="1" meta:paragraph-count="15" meta:word-count="220" meta:character-count="1192" meta:non-whitespace-character-count="977"/>
    <meta:generator>LibreOffice/3.5$Linux_X86_64 LibreOffice_project/350m1$Build-2</meta:generator>
  </office:meta>
</office:document-meta>
</file>